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esemepenho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uffer</text:p>
          </table:table-cell>
          <table:table-cell office:value-type="string" calcext:value-type="string">
            <text:p>Vazão média</text:p>
          </table:table-cell>
          <table:table-cell office:value-type="string" calcext:value-type="string">
            <text:p>Tempo médio</text:p>
          </table:table-cell>
          <table:table-cell office:value-type="string" calcext:value-type="string">
            <text:p>Desvio padrã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25.96" calcext:value-type="float">
            <text:p>1325,96</text:p>
          </table:table-cell>
          <table:table-cell office:value-type="float" office:value="3.318192" calcext:value-type="float">
            <text:p>3,318192</text:p>
          </table:table-cell>
          <table:table-cell office:value-type="float" office:value="0.28679" calcext:value-type="float">
            <text:p>0,2867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510.38" calcext:value-type="float">
            <text:p>3510,38</text:p>
          </table:table-cell>
          <table:table-cell office:value-type="float" office:value="0.871287" calcext:value-type="float">
            <text:p>0,871287</text:p>
          </table:table-cell>
          <table:table-cell office:value-type="float" office:value="0.068611" calcext:value-type="float">
            <text:p>0,0686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2T17:47:14.484746894</dc:date>
    <meta:editing-duration>PT36M24S</meta:editing-duration>
    <meta:editing-cycles>1</meta:editing-cycles>
    <meta:document-statistic meta:table-count="1" meta:cell-count="13" meta:object-count="0"/>
    <meta:generator>LibreOffice/5.1.6.2$Linux_X86_64 LibreOffice_project/10m0$Build-2</meta:generator>
  </office:meta>
</office:document-meta>
</file>